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Standard">
      <style:paragraph-properties fo:margin-left="0cm" fo:margin-right="0cm" fo:text-align="justify" style:justify-single-word="false" fo:text-indent="0.499cm" style:auto-text-indent="false"/>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color="#800000"/>
    </style:style>
    <style:style style:name="P126"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7" style:family="paragraph" style:parent-style-name="First_20_line_20_indent">
      <style:text-properties fo:language="ru" fo:country="RU"/>
    </style:style>
    <style:style style:name="P128" style:family="paragraph" style:parent-style-name="First_20_line_20_indent">
      <style:paragraph-properties fo:text-align="justify" style:justify-single-word="false"/>
      <style:text-properties fo:language="ru" fo:country="RU"/>
    </style:style>
    <style:style style:name="P129" style:family="paragraph" style:parent-style-name="First_20_line_20_indent">
      <style:text-properties fo:font-size="15pt" fo:language="ru" fo:country="RU" style:font-size-asian="15pt" style:font-size-complex="15pt"/>
    </style:style>
    <style:style style:name="P130" style:family="paragraph" style:parent-style-name="First_20_line_20_indent">
      <style:text-properties fo:font-size="12pt" fo:language="ru" fo:country="RU" style:font-size-asian="12pt" style:font-size-complex="12pt"/>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cm" fo:margin-right="0cm" fo:text-align="center" style:justify-single-word="false" fo:text-indent="0cm" style:auto-text-indent="false"/>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Footnote">
      <style:paragraph-properties fo:margin-left="0cm" fo:margin-right="0cm" fo:text-indent="0cm" style:auto-text-indent="false"/>
      <style:text-properties fo:language="en" fo:country="US"/>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loext:contextual-spacing="false" fo:margin-top="0cm" fo:margin-bottom="0.212cm" fo:text-align="justify" style:justify-single-word="false"/>
      <style:text-properties fo:language="en" fo:country="US"/>
    </style:style>
    <style:style style:name="P14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4"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5"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4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47" style:family="paragraph" style:parent-style-name="Heading_20_3">
      <style:text-properties fo:language="ru" fo:country="RU"/>
    </style:style>
    <style:style style:name="P148" style:family="paragraph" style:parent-style-name="Heading_20_2">
      <style:text-properties fo:language="en" fo:country="US"/>
    </style:style>
    <style:style style:name="P149" style:family="paragraph" style:parent-style-name="Heading_20_2">
      <style:paragraph-properties fo:text-align="justify" style:justify-single-word="false"/>
    </style:style>
    <style:style style:name="P15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51" style:family="paragraph" style:parent-style-name="Heading_20_1">
      <style:paragraph-properties fo:margin-left="0cm" fo:margin-right="0cm" fo:text-align="center" style:justify-single-word="false" fo:text-indent="0.499cm" style:auto-text-indent="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color="#ff3333" fo:background-color="transparent" loext:char-shading-value="0"/>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font-weight="bold" style:font-weight-asian="bold" style:font-weight-complex="bold"/>
    </style:style>
    <style:style style:name="T28" style:family="text">
      <style:text-properties fo:font-weight="bold" fo:background-color="transparent" style:font-weight-asian="bold" style:font-weight-complex="bold" loext:char-shading-value="0"/>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4" style:family="text">
      <style:text-properties style:use-window-font-color="true" fo:language="ru" fo:country="RU" fo:font-style="normal" fo:background-color="transparent" style:font-style-asian="normal" style:font-style-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normal" style:text-underline-style="none" style:font-style-asian="normal" style:font-style-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background-color="transparent" loext:char-shading-value="0"/>
    </style:style>
    <style:style style:name="T49" style:family="text">
      <style:text-properties style:use-window-font-color="true" fo:language="uk" fo:country="UA" fo:font-style="normal" fo:font-weight="normal" style:font-style-asian="normal" style:font-weight-asian="normal" style:font-style-complex="normal" style:font-weight-complex="normal"/>
    </style:style>
    <style:style style:name="T50" style:family="text">
      <style:text-properties fo:background-color="transparent" loext:char-shading-value="0"/>
    </style:style>
    <style:style style:name="T51" style:family="text">
      <style:text-properties style:text-position="super 58%"/>
    </style:style>
    <style:style style:name="T52" style:family="text">
      <style:text-properties fo:language="fr" fo:country="FR"/>
    </style:style>
    <style:style style:name="T53" style:family="text">
      <style:text-properties fo:color="#3333ff"/>
    </style:style>
    <style:style style:name="T54" style:family="text">
      <style:text-properties fo:color="#3333ff" fo:language="en" fo:country="US"/>
    </style:style>
    <style:style style:name="T55" style:family="text">
      <style:text-properties fo:font-style="normal"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fo:background-color="transparent" style:font-style-asian="normal" style:font-weight-asian="normal" style:font-style-complex="normal" style:font-weight-complex="normal" loext:char-shading-value="0"/>
    </style:style>
    <style:style style:name="T58" style:family="text">
      <style:text-properties fo:font-style="normal" style:text-underline-style="none" style:font-style-asian="normal" style:font-style-complex="normal"/>
    </style:style>
    <style:style style:name="T59" style:family="text">
      <style:text-properties fo:font-weight="normal" style:font-weight-asian="normal" style:font-weight-complex="normal"/>
    </style:style>
    <style:style style:name="T60" style:family="text">
      <style:text-properties fo:font-weight="normal" fo:background-color="transparent" style:font-weight-asian="normal" style:font-weight-complex="normal" loext:char-shading-value="0"/>
    </style:style>
    <style:style style:name="T61" style:family="text">
      <style:text-properties style:text-line-through-style="solid"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fo:language="uk" fo:country="UA" fo:font-weight="bold" style:font-weight-asian="bold" style:font-weight-complex="bold"/>
    </style:style>
    <style:style style:name="T65" style:family="text">
      <style:text-properties fo:color="#ff0000"/>
    </style:style>
    <style:style style:name="T66" style:family="text">
      <style:text-properties style:text-underline-style="none"/>
    </style:style>
    <style:style style:name="T67" style:family="text">
      <style:text-properties style:text-rotation-angle="90" style:text-rotation-scale="line-height"/>
    </style:style>
    <style:style style:name="T68" style:family="text">
      <style:text-properties style:text-rotation-angle="270" style:text-rotation-scale="line-height"/>
    </style:style>
    <style:style style:name="T69" style:family="text">
      <style:text-properties style:text-position="sub 58%" style:font-size-asian="10.5pt"/>
    </style:style>
    <style:style style:name="T70" style:family="text">
      <style:text-properties style:font-name="Symbol" style:font-name-asian="Symbol" style:font-name-complex="Symbol"/>
    </style:style>
    <style:style style:name="T71" style:family="text">
      <style:text-properties style:font-name="Liberation Serif1" style:font-name-asian="Symbol" style:font-name-complex="Symbol"/>
    </style:style>
    <style:style style:name="T72" style:family="text">
      <style:text-properties style:font-name="Courier New CYR"/>
    </style:style>
    <style:style style:name="T73" style:family="text">
      <style:text-properties style:font-name="Courier New CYR" fo:language="en" fo:country="US"/>
    </style:style>
    <style:style style:name="T74" style:family="text">
      <style:text-properties fo:color="#6666ff"/>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53"/>
      <text:h text:style-name="P148"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9">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1"><text:note text:id="ftn1" text:note-class="footnote"><text:note-citation>1</text:note-citation><text:note-body><text:p text:style-name="P138">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1">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7"><text:span text:style-name="T11">– Нэш, к</text:span>ак называется наш проект?</text:p>
      <text:p text:style-name="P75"><text:span text:style-name="T8">– </text:span><text:span text:style-name="T59">Дайсон.</text:span></text:p>
      <text:p text:style-name="P75"><text:span text:style-name="T8">– </text:span><text:span text:style-name="T59">Сколько тебе лет?</text:span></text:p>
      <text:p text:style-name="P75"><text:span text:style-name="T8">– </text:span><text:span text:style-name="T59">Два года с начала запуска кластера.</text:span></text:p>
      <text:p text:style-name="P75"><text:span text:style-name="T8">– </text:span><text:span text:style-name="T59">Какой сейчас год?</text:span></text:p>
      <text:p text:style-name="P75"><text:span text:style-name="T8">– </text:span><text:span text:style-name="T21">20</text:span><text:span text:style-name="T20">18</text:span><text:span text:style-name="T59">-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6">«Выживание корпорации в условиях жёсткой конкуренции с ограниченными ресурсами. Случай 16».</text:p>
      <text:p text:style-name="P86"><text:soft-page-break/>…</text:p>
      <text:p text:style-name="P86">…</text:p>
      <text:p text:style-name="P86">…</text:p>
      <text:p text:style-name="P86">Решение.</text:p>
      <text:p text:style-name="P86">…</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56">, </text:span><text:span text:style-name="T5">в некоем городе живёт брадобрей, который бреет всех людей, которые не бреются сами. Вопрос: кто бреет брадобрея</text:span><text:span text:style-name="T56">?</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7">incompartible interface Analytics v.0.93 beta</text:span>”</text:p>
      <text:p text:style-name="P32">Ага, уже теплее.</text:p>
      <text:p text:style-name="P32"/>
      <text:p text:style-name="P75"><text:span text:style-name="T8">– Нэш</text:span><text:span text:style-name="T59">,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7">Бип-бип-бип.</text:p>
      <text:p text:style-name="P107"><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33">***</text:p>
      <text:p text:style-name="P133"/>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5">34-хэтажного</text:span> корпуса <text:span text:style-name="T25">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0">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6"><text:span text:style-name="T1">Блядь</text:span>, что за мысли пошли!</text:p>
      <text:p text:style-name="P1">Я вспомнил<text:span text:style-name="T29"> </text:span><text:span text:style-name="T30">Юджина</text:span><text:span text:style-name="T1">,</text:span> <text:span text:style-name="T19">месяц</text:span> назад прыгнувшего с крыши <text:span text:style-name="T1">своей</text:span> <text:span text:style-name="T1">высотки</text:span>.</text:p>
      <text:p text:style-name="P76">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0">ворил </text:span><text:span text:style-name="T2">—</text:span><text:span text:style-name="T50">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0">А у нас получается… </text:span><text:span text:style-name="T2">–</text:span><text:span text:style-name="T50">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8">AI <text:span text:style-name="T2">– </text:span><text:span text:style-name="T5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5">Тридцать четвёртый</text:span> этаж! Пиздец <text:span text:style-name="T1">—</text:span> успел подумать я, <text:span text:style-name="T1">прежде чем </text:span>сознание выключилось.</text:p>
      <text:p text:style-name="P1"/>
      <text:h text:style-name="P148" text:outline-level="2">2. Пробуждение</text:h>
      <text:p text:style-name="P30"/>
      <text:p text:style-name="P1"><text:span text:style-name="T34">Сознание рестартовало после того, как я гребанулся </text:span><text:span text:style-name="T50">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0">ткрыл глаза, тщётно пытаясь вдохнуть. Образ, </text:span><text:span text:style-name="T2">который я </text:span><text:span text:style-name="T50">пару мгновений назад </text:span><text:span text:style-name="T2">видел на фоне </text:span><text:span text:style-name="T50">звёзд, теперь сфокусировался прямо у моего носа. Точёная голова с резко очерчеными скулами в ореоле </text:span><text:soft-page-break/><text:span text:style-name="T50">живого переливающегося сияния, огромные глаза на треть морды, ажурные настороженные уши, нежный розов</text:span><text:span text:style-name="T2">атый</text:span><text:span text:style-name="T50"> нос, венчающая голову </text:span><text:span text:style-name="T2">высокая тиара</text:span><text:span text:style-name="T50">.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0">, </text:span><text:span text:style-name="T2">а от валиума таких глюков у меня ни разу не было, да и не должно быть —это же не ЛСД какой-нибудь</text:span><text:span text:style-name="T50">.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text:soft-page-break/>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9">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oft-page-break/><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text:soft-page-break/>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9">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 </text:span><text:span text:style-name="T1">Сахарная Ватка</text:span><text:span text:style-name="T52">!</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5">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oft-page-break/><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text:soft-page-break/>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text:soft-page-break/>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Сон закончился, проснись!<text:line-break/></text:p><text:p text:style-name="P139">(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магентай дискотеки. Частые хлопки и плеск чередовались яркими бирюз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text:soft-page-break/>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text:soft-page-break/>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8" text:outline-level="2">3. Норф</text:h>
      <text:p text:style-name="P78"/>
      <text:p text:style-name="P21">Глава IV. Пределы магии</text:p>
      <text:p text:style-name="P18"/>
      <text:p text:style-name="P21">Вашему покорному слуге известны четыре предела магии: </text:p>
      <text:list xml:id="list1984005238031504165" text:style-name="L1">
        <text:list-item>
          <text:p text:style-name="P14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text:span><text:soft-page-break/><text:span text:style-name="T1">можно привести магический светлячок, который могут зажечь на кончике рога большинство жеребят единорогов.</text:span></text:p>
        </text:list-item>
        <text:list-item>
          <text:p text:style-name="P144">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4">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6"><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5">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text:soft-page-break/>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7">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7">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7">В Додж-Сити продолжаются исчезновения пони. Шериф подал в отставку…</text:span>”. “<text:span text:style-name="T27">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text:soft-page-break/>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text:span><text:span text:style-name="T1">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6"><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text:soft-page-break/>–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text:soft-page-break/>–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text:soft-page-break/>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text:soft-page-break/>–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1">– </text:span>Вот, читай отсюда. <text:span text:style-name="T11">– а</text:span>ликорница подчеркнула абзац копытом.</text:p>
      <text:p text:style-name="P48"/>
      <text:p text:style-name="P49">***</text:p>
      <text:p text:style-name="P49"><text:soft-page-break/></text:p>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text:soft-page-break/>–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text:soft-page-break/>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text:soft-page-break/>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 Я слишком многого прошу? – вздохнул я. – Ладно, не важно. Тогда, пожалуйста, будь поосторожнее. Не думаю, что я тебе понравлюсь в качестве овоща.</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text:soft-page-break/>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0">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text:soft-page-break/>–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8">Всё пошло не так. Не могу уловить точку концентрации. Сила приложена к чему-то большему, чем лист бумаги. К чему-то неизмеримо большему. </text:span><text:span text:style-name="T77">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8">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1">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Мой взгляд был прикован к дверце тумбочки с изображением луны, а душу леденил ужас осознания.</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text:soft-page-break/>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text:soft-page-break/>Передо мной захлопнулась дверь в палату.</text:p>
      <text:p text:style-name="P48">Ну охренеть! Я же ещё и виноват!</text:p>
      <text:p text:style-name="P48"/>
      <text:h text:style-name="P148"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text:soft-page-break/>–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text:soft-page-break/>–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ый штурвальчик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text:soft-page-break/>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text:soft-page-break/>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text:soft-page-break/>Опираясь о поручни ограды, я осторожно поднялся. Никакой дыры в ограждении, разумеется, не было. Оно и понятно — брякнись я по-настоящему с крыши <text:span text:style-name="T25">тридцатичетырёхэтажной</text:span> коробки, я б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text:soft-page-break/>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soft-page-break/>***</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text:soft-page-break/>–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7">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7">И ТЫ ЖЕЛАЕШЬ, ЧТОБ Я ОТКРЫЛ ТЕБЕ ТАЙНУ ЧЁРНОГО ЭКРАНА? ТЕБЕ, ПРИЯТЕЛЮ НАДОЕДЛИВЫХ ПОНИ? ПРИЯТЕЛЮ ГНУСНОЙ ПРОВОЗВЕСТНИЦЫ СОЛНЦА?</text:span></text:p>
      <text:p text:style-name="P51"><text:soft-page-break/>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7">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2"> </text:span>выбрал единственный способ выиграть несколько секунд жизни — спрыгнул со скалы вниз, к Кантерлоту.</text:p>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text:soft-page-break/>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4">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text:soft-page-break/></text:p>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 и расстелил скатерть.</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text:soft-page-break/>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Я застыл на месте.</text:p>
      <text:p text:style-name="P48">О боги! Неужели она имеет ввиду..? Жжение в паху возобновилось с новой силой,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text:soft-page-break/></text:p>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8">–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ты чего-то не учёл, Анон.</text:p>
      <text:p text:style-name="P48"/>
      <text:h text:style-name="P148" text:outline-level="2">8. Стыд</text:h>
      <text:p text:style-name="P48"/>
      <text:p text:style-name="P59">~~~ Завтра на семь в библиотеке ~~~</text:p>
      <text:p text:style-name="P59"/>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text:soft-page-break/>–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text:soft-page-break/>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text:soft-page-break/>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2">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text:soft-page-break/>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text:soft-page-break/>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oft-page-break/><text:span text:style-name="T11">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text:soft-page-break/>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0">старший. </text:span><text:span text:style-name="T2">–</text:span><text:span text:style-name="T5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text:soft-page-break/>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text:soft-page-break/></text:p>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80"/>
      <text:p text:style-name="P48"/>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1">— оставить тебе напутствие.</text:span></text:p>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9"><text:soft-page-break/>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5"> </text:span><text:span text:style-name="T40">— вся архитектура явно </text:span><text:span text:style-name="T31">была </text:span><text:span text:style-name="T40">заточена под крылатых. Таких, для которых приземлиться на балкон в тронном зале или уйти через портик на крыше</text:span><text:span text:style-name="T55"> </text:span><text:span text:style-name="T40">— обычное дело. </text:span><text:span text:style-name="T55">Хорошо, что ежедневные посещения каретной мастерской подняли мой тонус, изрядно посаженный сидячим образом жизни.</text:span></text:p>
      <text:p text:style-name="P1"><text:span text:style-name="T5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text:span><text:soft-page-break/><text:span text:style-name="T40">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text:soft-page-break/>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oft-page-break/><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0">Мне печалиться не стоит</text:p><text:p text:style-name="P140">Жизнь прекрасна и полн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 —</text:p><text:p text:style-name="P140">Но друзей моих немного,</text:p><text:p text:style-name="P140">Студи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p text:style-name="P140"><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text:soft-page-break/>–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text:soft-page-break/>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1">–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text:soft-page-break/>–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водку у вас принято пить?</text:p>
      <text:p text:style-name="P34"><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text:soft-page-break/>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11">– Это ты называешь “дружбой”?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Я расхохотался и 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text:soft-page-break/>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oft-page-break/><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а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44">– </text:span>“<text:span text:style-name="T1">Что я могу сделать, чтобы вернуть всё назад?</text:span>”</text:p>
      <text:p text:style-name="P15"><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4">– </text:span><text:span text:style-name="T31">Что бы это значило, Флёр?</text:span></text:p>
      <text:p text:style-name="P15"><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text:soft-page-break/>–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7">— </text:span><text:span text:style-name="T59">и </text:span><text:span text:style-name="T8">н</text:span>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oft-page-break/><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text:soft-page-break/>–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м, а со мной связан элементаль?</text:p>
      <text:p text:style-name="P59">–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text:soft-page-break/>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9">То есть, всегда.</text:p>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2">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6">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5">.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9">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line-break/><text:line-break/>(<text:span text:style-name="T40">у</text:span><text:span text:style-name="T44">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5"><text:soft-page-break/>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5">— </text:span><text:span text:style-name="T4">зачем привлекать ненужное внимание</text:span><text:span text:style-name="T55"> к своей особе? </text:span><text:span text:style-name="T4">После всеобщего интереса кантерлотской знати к тебе, как к королевскому любимчику, тебе хочется покоя.</text:span><text:span text:style-name="T55"> Да и собраться с мыслями проще в доме, избавленном от </text:span><text:span text:style-name="T4">гостинничной </text:span><text:span text:style-name="T55">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1">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text:soft-page-break/>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text:soft-page-break/>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text:soft-page-break/>–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text:soft-page-break/>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text:soft-page-break/>–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1">пони-</text:span><text:span text:style-name="T40">исчезновений уже год. Почту за честь работать </text:span><text:span text:style-name="T31">под твоим руководством</text:span><text:span text:style-name="T40">. Погоди немного, я </text:span><text:span text:style-name="T31">от</text:span><text:span text:style-name="T40">систематизирую нужную информацию и расскажу тебе, насколько далеко смогла продвинуться.</text:span></text:p>
      <text:p text:style-name="P34">“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text:soft-page-break/>–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34"><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text:soft-page-break/>–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что за припадок безумия был у Стар Свирла?</text:p>
      <text:p text:style-name="P59">–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9">Надо же! Ты вторая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text:soft-page-break/>–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text:soft-page-break/>–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8"/>
      <text:p text:style-name="P59">Дата: <text:span text:style-name="T25">12.04.1003 А.С.</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10">Я остановилась перед дверью. Четыре ярда брони отделяли меня от Эквестрии. Четыре ярда и двадцать пять лет.</text:p>
      <text:p text:style-name="P21"><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9">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8"> </text:span><text:span text:style-name="T38">Видения этих городов</text:span><text:span text:style-name="T48"> дрожали, <text:s/>пересекались </text:span><text:span text:style-name="T38">и постоянно множились</text:span><text:span text:style-name="T48">.</text:span></text:p>
      <text:p text:style-name="P47">У меня дико заболела голова, мне казалось, она вылезет из шляпы распухшим шаром. Я закрыла глаза.</text:p>
      <text:p text:style-name="P59"/>
      <text:p text:style-name="P59">Примечания: ПипБак? Стойло?</text:p>
      <text:p text:style-name="P1"/>
      <text:p text:style-name="P2">***</text:p>
      <text:p text:style-name="P1"/>
      <text:p text:style-name="P59">Дата: <text:span text:style-name="T25">12.04.1003 А.С.</text:span></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4">—</text:span><text:span text:style-name="T15"> </text:span><text:span text:style-name="T59">всё, что удалось от неё добиться.</text:span></text:p>
      <text:p text:style-name="P1"/>
      <text:p text:style-name="P20">~~~</text:p>
      <text:p text:style-name="P21"><text:soft-page-break/>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9">Дата: <text:span text:style-name="T25">12.04.1003 А.С.</text:span></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4">~~~</text:p>
      <text:p text:style-name="P1"><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3">чёрный экран?</text:span></text:p>
      <text:p text:style-name="P45"/>
      <text:p text:style-name="P49">***</text:p>
      <text:p text:style-name="P48"/>
      <text:p text:style-name="P59">Дата: <text:span text:style-name="T25">12.04.1003 А.С.</text:span></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text:soft-page-break/></text:p>
      <text:p text:style-name="P44">~~~</text:p>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text:span text:style-name="T25">12.04.1003 А.С.</text:span></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4">~~~</text:p>
      <text:p text:style-name="P59">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2">***</text:p>
      <text:p text:style-name="P1"/>
      <text:p text:style-name="P21">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text:soft-page-break/></text:p>
      <text:p text:style-name="P59">Привет, Сел (несмотря ни на что, мне всё же хочется называть тебя так).</text:p>
      <text:p text:style-name="P59">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9">К сожалению, Луна запретила Твайлайт дальнейшие эксперименты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сожгла кучу оборудования, что обусловило невозможность дальнейших исследований физически.</text:p>
      <text:p text:style-name="P59"/>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text:soft-page-break/>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text:soft-page-break/>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text:soft-page-break/>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text:soft-page-break/>–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55">—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text:soft-page-break/>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text:soft-page-break/>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text:soft-page-break/>–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0">—</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text:span><text:soft-page-break/><text:span text:style-name="T1">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soft-page-break/>…</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1">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40">– Я </text:span><text:span text:style-name="T44">всегда буду оставаться в тени. </text:span><text:span text:style-name="T40">– </text:span><text:span text:style-name="T44">хлюпала единоро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1">– </text:span>Ты?!</text:p>
      <text:p text:style-name="P96"><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6"><text:span text:style-name="T11">– М</text:span>ожет, тогда ты скажешь, что в нём пошло не так и почему к вам попал я, а не сверхаликорн?</text:p>
      <text:p text:style-name="P96"><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6"> </text:span><text:span text:style-name="T10">для второй попытки </text:span>пришлось рискнуть и <text:soft-page-break/>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Хм. Нет.</text:span></text:p>
      <text:p text:style-name="P34"><text:span text:style-name="T11">– </text:span><text:span text:style-name="T1">А друзья?</text:span></text:p>
      <text:p text:style-name="P34"><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1">.</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7">Чужестранец-примат разбил сердце нашей обожаемой Селестии! Двор в отчаянии </text:span><text:span text:style-name="T14">—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oft-page-break/><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9">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9">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oft-page-break/><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2"/>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text:soft-page-break/>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и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5">— </text:span><text:span text:style-name="T59">эт правда?</text:span></text:p>
      <text:p text:style-name="P48"><text:span text:style-name="T15">– </text:span><text:span text:style-name="T59">Какая из? Их много, вообще-то. Ик!</text:span></text:p>
      <text:p text:style-name="P48"><text:span text:style-name="T15">– </text:span><text:span text:style-name="T59">Про принцесс. Про то, что они фаэри, спустившиеся с неба во плоти, чтоб помогать пони управлять Эквестрией?</text:span></text:p>
      <text:p text:style-name="P48"><text:span text:style-name="T15">– Н</text:span><text:span text:style-name="T59">он-нон, </text:span><text:span text:style-name="T15">– </text:span><text:span text:style-name="T59">захихикала Пинки, взъерошив копытами розовые кудряшки и попытавшись соорудить из них бороду, </text:span><text:span text:style-name="T15">–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5">–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59">Ты что-о-о! Нельзя любить фаэри! Она похитит твоё сердце, и ты будешь искать её, пока не… </text:span><text:span text:style-name="T15">– </text:span><text:span text:style-name="T59">Пинки погрузилась в так и не съеденный салат «по-кантерлотски» и захрапела.</text:span></text:p>
      <text:p text:style-name="P48"><text:span text:style-name="T15">– </text:span><text:span text:style-name="T59">Пока не умру?</text:span></text:p>
      <text:p text:style-name="P48"><text:span text:style-name="T15">– </text:span><text:span text:style-name="T59">Нет, глупенький. </text:span><text:span text:style-name="T15">– </text:span><text:span text:style-name="T59">пробулькала Пинки из миски. </text:span><text:span text:style-name="T15">– </text:span><text:span text:style-name="T59">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text:soft-page-break/>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text:soft-page-break/>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text:soft-page-break/>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7">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3"/>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soft-page-break/>***</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oft-page-break/><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text:soft-page-break/>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text:soft-page-break/>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oft-page-break/><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7">Исчезновение дневной главы диархии: Эквестрия в панике!</text:span>» (статья двухдневной давности).</text:p>
      <text:p text:style-name="P51">«<text:span text:style-name="T27">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1">«<text:span text:style-name="T27">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text:soft-page-break/>–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text:soft-page-break/>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7. <text:span text:style-name="T1">Деградация</text:span></text:h>
      <text:p text:style-name="P91"/>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text:soft-page-break/>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text:soft-page-break/></text:p>
      <text:p text:style-name="P51">День спустя…</text:p>
      <text:p text:style-name="P51"/>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3">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3">Дружба </text:span><text:span text:style-name="T36">—</text:span><text:span text:style-name="T23"> </text:span><text:span text:style-name="T3">э</text:span><text:span text:style-name="T23">то, </text:span><text:span text:style-name="T63">так её </text:span><text:span text:style-name="T3">разэтак</text:span><text:span text:style-name="T63">,</text:span><text:span text:style-name="T23"> магия!</text:span></text:p>
      <text:p text:style-name="Standard"><text:span text:style-name="T23">P.S. Мне тебя не хватает. Сильно.</text:span><text:span text:style-name="T55">»</text:span></text:p>
      <text:p text:style-name="P51"/>
      <text:p text:style-name="P51">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text:soft-page-break/>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text:soft-page-break/>–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1">37 пни</text:span></text:p>
      <text:p text:style-name="P70">24пн</text:p>
      <text:p text:style-name="P70">15</text:p>
      <text:p text:style-name="P51"><text:span text:style-name="T27">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text:soft-page-break/>–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0">«</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0">».</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text:span><text:soft-page-break/><text:span text:style-name="T27">команды пегасов без лётных аттестатов</text:span>». «<text:span text:style-name="T27">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7">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text:soft-page-break/>–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text:soft-page-break/>–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text:soft-page-break/>–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text:soft-page-break/>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text:soft-page-break/></text:p>
      <text:p text:style-name="P51">…</text:p>
      <text:p text:style-name="P51"/>
      <text:p text:style-name="P51">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oft-page-break/><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8">о такие… гм… заклинания. Ты </text:span><text:span text:style-name="T38">пишешь</text:span><text:span text:style-name="T48">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2">матюков мне</text:span> удалось замазать самые большие щели. За тестовый<text:span text:style-name="T62"> </text:span>получасовый заплыв<text:span text:style-name="T62">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text:soft-page-break/>–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2">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text:soft-page-break/>–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ски <text:span text:style-name="T62">любили друг друга! И у них </text:span>был<text:span text:style-name="T62"> </text:span>офигенский <text:span text:style-name="T62">секс! </text:span>И это было круто!<text:span text:style-name="T62">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oft-page-break/><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oft-page-break/><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6">. </text:span><text:span text:style-name="T30">Я не могу навязать тебе чувств…</text:span><text:span text:style-name="T26">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text:soft-page-break/>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oft-page-break/><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7">Нехватка погодных пегасов: Вондерболты перешли к круглосуточной вахте</text:span>». «<text:span text:style-name="T27">Общественные работы: распоряжением принцессы Луны работы по строительству мостов через провалы расширены и на субботу</text:span>». «<text:span text:style-name="T2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7">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2">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oft-page-break/><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text:soft-page-break/></text:p>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3"><text:soft-page-break/><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oft-page-break/><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я абсолютно уверена в безопасности эксперимента!</text:p>
      <text:p text:style-name="P53"><text:span text:style-name="T11">– </text:span>Ой, ш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text:soft-page-break/>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text:soft-page-break/>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text:soft-page-break/>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о? Увидел ш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oft-page-break/><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text:soft-page-break/>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2">Допустим, кот бессмертен. Также допустим, что кот з</text:span>аколдован<text:span text:style-name="T62"> </text:span>отложенным <text:span text:style-name="T62">заклятие</text:span>м<text:span text:style-name="T62">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о мы все — навроде этого кота, а Анон боится открыть ящик? Ш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oft-page-break/><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text:soft-page-break/>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oft-page-break/><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text:soft-page-break/>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text:soft-page-break/>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text:soft-page-break/>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oft-page-break/><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с подозрением. Что она знает о нас с Сел?</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8"><text:span text:style-name="T16">–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6">–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6">–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6">–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49" text:outline-level="2"><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text:soft-page-break/>–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text:soft-page-break/>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text:soft-page-break/>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text:soft-page-break/>– Сел - Сел… Ну почему ты такая… – пробормотал я сквозь слёзы.</text:p>
      <text:p text:style-name="P53"/>
      <text:p text:style-name="P54">***</text:p>
      <text:p text:style-name="P79"/>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text:soft-page-break/>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8">д</text:span>ЕсЬ БЫл <text:span text:style-name="T69">д</text:span>ИскОр<text:span text:style-name="T67">Д</text:span>».</text:p>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text:soft-page-break/>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0"></text:span><text:span text:style-name="T71">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text:soft-page-break/>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2">Зафиксирована опасная ситуация. Сознание пациента </text:span><text:span text:style-name="T73">&lt;</text:span><text:span text:style-name="T72">Селестия</text:span><text:span text:style-name="T73">&gt;</text:span><text:span text:style-name="T72"> не регистрируется. Активируется протокол экстренной эвакуации пациента </text:span><text:span text:style-name="T73">&lt;</text:span><text:span text:style-name="T72">Селестия</text:span><text:span text:style-name="T73">&gt;</text:span><text:span text:style-name="T72"> к супервизору </text:span><text:span text:style-name="T73">&lt;</text:span><text:span text:style-name="T72">Луна</text:span><text:span text:style-name="T73">&gt;</text:span><text:span text:style-name="T72">.</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text:soft-page-break/>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7">7.76</text:span>», сменившись на «<text:span text:style-name="T27">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ДЬ!!!</text:p>
      <text:p text:style-name="P53">Какая тупица закрыла двери?</text:p>
      <text:p text:style-name="P53">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3">У тебя всё под контролем, Анон?!! Блядь!</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text:p>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3">…</text:p>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text:soft-page-break/>–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2"/>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7">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text:soft-page-break/>–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text:soft-page-break/>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7">СВЕТОЧЕМ</text:span>».</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text:soft-page-break/>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
      <text:p text:style-name="P48"><text:span text:style-name="T60">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text:soft-page-break/>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text:soft-page-break/>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29">26.07.2143 А.С.</text:p>
      <text:p text:style-name="P53"/>
      <text:h text:style-name="Heading_20_2" text:outline-level="2">24. Навсегда. И всегда.</text:h>
      <text:p text:style-name="P126"/>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text:soft-page-break/>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Громовержец» рассыпался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text:soft-page-break/>– Мощь Рэйнбоу Дэш впечатляет. Но если бы Мы могли всё предусмотреть — тут был бы совсем <text:s/>другой мир.</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8"><text:soft-page-break/>Я подыграл пегаске.</text:p>
      <text:p text:style-name="P48">– Это тебе Твайлайт сказала? Есть такое заклинание, «переплетение сознаний». Я — против. Честно говоря, не очень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6"><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почини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2">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text:soft-page-break/>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2"/>
      <text:p text:style-name="P48">И прежде чем я успел что-либо осмыслить, из дальнего закутка моей души вырвался ответ.</text:p>
      <text:p text:style-name="P92"/>
      <text:p text:style-name="P59"><text:soft-page-break/>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2"/>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4"><text:span text:style-name="T1">– Не трожь! – Дэш сердито фыркнула. – </text:span>Меня ослепило солнце! И вообще, не твоё дело!</text:p>
      <text:p text:style-name="P74"><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text:soft-page-break/>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предчувствие охвати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text:soft-page-break/>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7">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И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text:soft-page-break/>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3">Я внимательно всмотрелся в аликорницу. На сабатон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2">при</text:span>казала Луна ринувшимся было ей на помощь стражникам. – До завершения задачи Мы не обращаем внимания на раны.</text:p>
      <text:p text:style-name="P53">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2">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text:soft-page-break/>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text:soft-page-break/>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7">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2">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3">– <text:span text:style-name="T62">А ч</text:span>то случилось с кракеном?</text:p>
      <text:p text:style-name="P53"><text:soft-page-break/>– Он провалился в <text:span text:style-name="T62">П</text:span>ровал. – отвечает пегаска и смотрит на извивающийся кус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елья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3">Прекрасно!</text:p>
      <text:p text:style-name="P53">Я спускаюсь вниз и сажусь на обломок сте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text:soft-page-break/>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триста грёбанных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3">—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text:soft-page-break/>–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тело к нам.</text:p>
      <text:p text:style-name="P3">– Дэш!!!</text:p>
      <text:p text:style-name="P3">Следующее щупальце обвивается вокруг моего пояса, но пегаска перекусывает его.</text:p>
      <text:p text:style-name="P3">– Убирайся!!! Не распускай нюни! Я не смогу тебя защити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text:soft-page-break/>– О, небо! Я превращу эти руины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9">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text:soft-page-break/>Там лишь тающая в темноте радуга.</text:p>
      <text:p text:style-name="P48"/>
      <text:h text:style-name="Heading_20_2" text:outline-level="2">2<text:span text:style-name="T1">6</text:span>. <text:span text:style-name="T1">Терра</text:span></text:h>
      <text:h text:style-name="P147" text:outline-level="3">Воскресенье</text:h>
      <text:p text:style-name="P48"/>
      <text:p text:style-name="P1">Невесомость, удар, чувство веса. Я открываю глаза.</text:p>
      <text:p text:style-name="P1">Крыша <text:span text:style-name="T18">Bionic Hill-12</text:span> 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 и </text:span><text:span text:style-name="T1">смокинге</text:span> <text:span text:style-name="T1">жмутся</text:span> к стенке рядом.</text:p>
      <text:p text:style-name="P48">–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пере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text:soft-page-break/>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0">Невозможно поверить, но два месяца</text:span><text:span text:style-name="T22"> </text:span><text:span text:style-name="T50">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9">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text:p>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Бля!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text:soft-page-break/>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text:span><text:span text:style-name="T2">самой </text:span><text:span text:style-name="T2">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oft-page-break/><text:span text:style-name="T33">–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3">Заебись.</text:p>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text:span><text:span text:style-name="T1">е</text:span><text:span text:style-name="T1">, конечно, </text:span><text:span text:style-name="T1">начхать</text:span><text:span text:style-name="T1">,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text:span><text:span text:style-name="T1">Солнцезадая</text:span><text:span text:style-name="T1">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Что ж, возможно ты был неправ, Анон, и от драконикуса будет реальная польза!</text:p>
      <text:p text:style-name="P1"><text:soft-page-break/><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span text:style-name="T1">ХА-ХА</text:span><text:span text:style-name="T1">!!!</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 </text:span><text:span text:style-name="T1">Бу-га-га-га!!!</text:span></text:p>
      <text:p text:style-name="P3">С этими словами драконикус смылся, скатившись на жалобно крякающем гироскутере прямо по ступенькам.</text:p>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text:soft-page-break/>2<text:span text:style-name="T1">7</text:span>. <text:span text:style-name="T1">Терра</text:span></text:h>
      <text:h text:style-name="P147"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9">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9"><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9">–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99">– Ты его слишком… эмм, упрощаешь. – продолжала Флаттершай. – Вот, взгляни сюда.</text:p>
      <text:p text:style-name="P99">Флаттершай повернула ко мне экран. Мультяшный Дискорд с полными слёз глазами стоял на ледовом катке перед брошенными коньками.</text:p>
      <text:p text:style-name="P99"><text:span text:style-name="T11">– Эт</text:span><text:span text:style-name="T11">и</text:span><text:span text:style-name="T11"> мультик</text:span><text:span text:style-name="T11">и</text:span><text:span text:style-name="T11">… </text:span><text:span text:style-name="T11">О</text:span><text:span text:style-name="T11">н</text:span><text:span text:style-name="T11">и</text:span><text:span text:style-name="T11">… эмм… </text:span><text:span text:style-name="T11">у</text:span><text:span text:style-name="T11">прощён</text:span><text:span text:style-name="T11">ы</text:span><text:span text:style-name="T11"> до ужаса. Если честно, я… эмм… не понимаю, как такое может кому-то нравиться. Прямо как сахарная патока. </text:span><text:span text:style-name="T11">Разве что </text:span><text:span text:style-name="T11">очень </text:span><text:span text:style-name="T11">маленьким девочкам… </text:span><text:span text:style-name="T29">На самом деле всё было… эмм… гораздо, гораздо сложнее… </text:span><text:span text:style-name="T29">Например, в серии про возвращение гармонии… </text:span><text:span text:style-name="T29">В </text:span><text:span text:style-name="T29">этом мультике освободившийся</text:span><text:span text:style-name="T29"> Дискорд заколдовал всех нас </text:span><text:span text:style-name="T29">и… </text:span><text:span text:style-name="T29">эмм… </text:span><text:span text:style-name="T29">обманом изменил нашу суть… Эпплджек стала лгуньей, Рэрити — жадиной, Пинки — </text:span><text:span text:style-name="T29">брюзгой, Рэйнбоу Дэш — предательн</text:span><text:span text:style-name="T29">и</text:span><text:span text:style-name="T29">цей, а я… </text:span><text:span text:style-name="T29">эмм… </text:span><text:span text:style-name="T29">я </text:span><text:span text:style-name="T29">стала грубиянкой. На самом деле всё было не совсем так…</text:span></text:p>
      <text:p text:style-name="P99"><text:span text:style-name="T29">Я </text:span><text:span text:style-name="T29">с удивлением повернулся к притихшей Флаттершай.</text:span></text:p>
      <text:p text:style-name="P99"><text:span text:style-name="T29">– </text:span><text:span text:style-name="T29">А как?</text:span></text:p>
      <text:p text:style-name="P99"><text:span text:style-name="T29">Д</text:span><text:span text:style-name="T29">евушка </text:span><text:span text:style-name="T29">обхватила себя руками, как от холода</text:span><text:span text:style-name="T29">. Я еле различал её полушёпот.</text:span></text:p>
      <text:p text:style-name="P99"><text:span text:style-name="T29">– </text:span><text:span text:style-name="T29">На самом деле… Дискорд просто высвободил то плохое, что в нас уже было… То, что кажд</text:span><text:span text:style-name="T29">ая</text:span><text:span text:style-name="T29"> </text:span><text:span text:style-name="T29">прятала подальше и никогда-никогда не показывала другим</text:span><text:span text:style-name="T29">… </text:span><text:span text:style-name="T29">Это была его шутка… </text:span><text:span text:style-name="T29">Дискорд не </text:span><text:span text:style-name="T29">привносил своего зла, потому что на самом деле… он не злой… </text:span><text:span text:style-name="T29">Он может очень не нравится, но… эмм, потому что ты видишь только внешнюю картинку.</text:span></text:p>
      <text:p text:style-name="P111"><text:soft-page-break/>– А ты в курсе, что твой Дискорд многократно сжигал Селестию живьём? Хороша шутка, обхохочешься! – выпалил я.</text:p>
      <text:p text:style-name="P111">–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99"><text:span text:style-name="T11">– Это всего лишь твои домыслы. С тем же успехом я могу объяснить это тем, что он </text:span>— злой придурок!</text:p>
      <text:p text:style-name="P111">– Это не мои… эмм… домыслы… Он сам мне рассказал…</text:p>
      <text:p text:style-name="P111">Флаттершай встала со стула и попыталась уйти. Я задержал её.</text:p>
      <text:p text:style-name="P111">– Извини. Я не знал. Нам нельзя ссориться.</text:p>
      <text:p text:style-name="P99">Девушка слабо улыбнулась.</text:p>
      <text:p text:style-name="P111">– Я не сержусь… На Дискорда трудно не злиться… Он так себя ведёт, потому что его это… эмм… <text:s/>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4">– Что ты решил, Анон?</text:p>
      <text:p text:style-name="P94">Я пожал плечами.</text:p>
      <text:p text:style-name="P3">– М<text:span text:style-name="T29">ы заманим </text:span><text:span text:style-name="T29">Ксению</text:span><text:span text:style-name="T29">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text:soft-page-break/>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text:soft-page-break/>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soft-page-break/>…</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text:soft-page-break/>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 дерьмо?</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text:soft-page-break/>–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text:p>
      <text:p text:style-name="P3"><text:soft-page-break/>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7">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text:soft-page-break/>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8">—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text:soft-page-break/>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ия.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Ксения?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ия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text:soft-page-break/>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3"/>
      <text:p text:style-name="P50">…</text:p>
      <text:p text:style-name="P50"/>
      <text:p text:style-name="P50">…На девятнадцатом этаже мне пришла мысль, что идея тащиться на <text:span text:style-name="T18">двадцать восьмой</text:span>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text:soft-page-break/>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text:soft-page-break/>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9">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6">—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8"><text:span text:style-name="T11">– </text:span><text:span text:style-name="T1">Оставь, Флатти, не сейчас! – отмахнулся я.</text:span></text:p>
      <text:p text:style-name="P99">Эпплджек стояла посреди комнаты и оглядывалась.</text:p>
      <text:p text:style-name="P111">– Не нравится мне тут. Чуйка нехорошая…</text:p>
      <text:p text:style-name="P98"><text:span text:style-name="T1">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span></text:p>
      <text:p text:style-name="P98"><text:span text:style-name="T1">На экране ноутбука сверкали </text:span><text:span text:style-name="T33">звёзды на фоне сине-зелёной мглы</text:span><text:span text:style-name="T1">. Я одел наушники и поёрзал мышкой по столу, прогоняя скрин-сэйвер.</text:span></text:p>
      <text:p text:style-name="P111">– Привет, Сел.</text:p>
      <text:p text:style-name="P142">Аликорница всполошилась и спрятала <text:span text:style-name="T1">пирожное</text:span> за спину.</text:p>
      <text:p text:style-name="P111">– Ах, это ты, Анон. Какое счастье! Ты снова с нами!</text:p>
      <text:p text:style-name="P111">– Нет, Сел. Это ты с нами. <text:span text:style-name="T1">Я пришёл забрать тебя назад, в Эквестрию. Через четверть часа ты вернёшься домой.</text:span></text:p>
      <text:p text:style-name="P99"><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9"><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9"><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1"/>
      <text:h text:style-name="P148" text:outline-level="2">2<text:span text:style-name="T1">9</text:span>. Отбытие</text:h>
      <text:p text:style-name="P116"/>
      <text:p text:style-name="P99"><text:span text:style-name="T11">– </text:span>Оп-па! – пробормотала Эпплджек. – Нежданчик!</text:p>
      <text:p text:style-name="P99">Дискорд дурашливо кивнул Эпплджек.</text:p>
      <text:p text:style-name="P111">– И я рад тебя видеть, дорогая Эппл-как-тебя-там! А где моя любимая Флаттершай?</text:p>
      <text:p text:style-name="P111">Окинув взглядом комнату, Дискорд закапризничал:</text:p>
      <text:p text:style-name="P111"><text:soft-page-break/>– Где же она? Вот вечно вы тормозите, когда надо торопиться!</text:p>
      <text:p text:style-name="P99"><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9"><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1">– С кем это вы тут разговариваете?</text:p>
      <text:p text:style-name="P111">В комнату вошла Флаттершай.</text:p>
      <text:p text:style-name="P99">Дискорд обернулся на голос и в этот момент я швырнул в него кружкой и бросился к нему через комнату с занесеным над головой стулом.</text:p>
      <text:p text:style-name="P99">Оглушённый драконикус попытался отъехать на кресле в сторону, но я припёр его стулом к стенке.</text:p>
      <text:p text:style-name="P127">– Эй-Джей, Флатти, хватайте комп и на выход! Я с ним разберусь! Не теряйте вре..!</text:p>
      <text:p text:style-name="P127">– ТЫ ИДИО..!!!</text:p>
      <text:p text:style-name="P127">Дискорд <text:s/>заорал одновременно со мной, прикрываясь от меня руками, когда раздался оглушительный</text:p>
      <text:p text:style-name="P127">… </text:p>
      <text:p text:style-name="P129">БАХ!!!</text:p>
      <text:p text:style-name="P130">…</text:p>
      <text:p text:style-name="P12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раконикуса появилось удивлённо-мечтательное выражение и он вырубился.</text:p>
      <text:p text:style-name="P111"/>
      <text:p text:style-name="P111">…</text:p>
      <text:p text:style-name="P111"/>
      <text:p text:style-name="P111">– <text:span text:style-name="T1">А… Анон… Зачем ты напал на Дискорда? </text:span>– <text:span text:style-name="T1">прошептала Флаттершай в шоке.</text:span></text:p>
      <text:p text:style-name="P111"><text:span text:style-name="T1">– Долго объяснять! </text:span>– <text:span text:style-name="T1">я ещё раз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99">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9">– Чего-о-о??? – ахнула Эпплджек. – Анон, я, канешн, на дух не выношу этого прохвоста, но тут ты малость вожжи попутал. Дискорд — не убийца.</text:p>
      <text:p text:style-name="P99">Дискорд благодарно замычал и так энергично закивал головой, что чуть не проглотил кляп.</text:p>
      <text:p text:style-name="P99">–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99">Я раздражённо повернулся к фермерше.</text:p>
      <text:p text:style-name="P99">– А кто, по-твоему, подстроил все эти «несчастные» случаи? Вспомни, как меня чуть не утопил снеговик. Кому ещё это под силу?</text:p>
      <text:p text:style-name="P99">Дискорд возвёл глаза к потолку и завыл. Эпплджек задумалась.</text:p>
      <text:p text:style-name="P9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9"><text:soft-page-break/>– А зачем тогда ты приложила его книгой? А потом помогла мне его связать? – перебил я фермершу с удивлением.</text:p>
      <text:p text:style-name="P99">Драконикус с натугой наклонил голову к лапе, привязанной к подлокотнику, и покрутил пальцем у виска.</text:p>
      <text:p text:style-name="P99">– Потому что ты напал на него. – пожала плечами Эпплджек. – Я и подумала — тебе виднее. И подсобила маленько.</text:p>
      <text:p text:style-name="P99">Звук сирены заставил меня броситься к окну. Три полицейские тойоты сверкали мигалками вокруг «Навары», подобно ёлочной гирлянде.</text:p>
      <text:p text:style-name="P99"/>
      <text:p text:style-name="P99">Проклятье!!!</text:p>
      <text:p text:style-name="P99"/>
      <text:p text:style-name="P99">Я схватил ноутбук, сгрёб девушек в охапку и вытолкал их в коридор. В дверях я обернулся к Дискорду.</text:p>
      <text:p text:style-name="P119"><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9">Я повернулся к выходу. Флаттершай проскочила у меня под локтём и кинулась к драконикусу.</text:p>
      <text:p text:style-name="P119"><text:span text:style-name="T11">– Нет! Дискорд </text:span>— не убийца!!!</text:p>
      <text:p text:style-name="P119">С необычной для неё силой Флаттершай вытащила кляп изо рта драконикуса.</text:p>
      <text:p text:style-name="P119"><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9">Или драконикус — гениальный актёр, или… ?</text:p>
      <text:p text:style-name="P119">Я вернулся к драконикусу и уселся на стул напротив него.</text:p>
      <text:p text:style-name="P119"><text:span text:style-name="T11">– Р</text:span>ассказывай.</text:p>
      <text:p text:style-name="P119">Дискорд немного успокоился.</text:p>
      <text:p text:style-name="P119"><text:s/><text:span text:style-name="T11">– </text:span>Вообще-то, от тебя следовало бы избавиться, Проводник. Не знаю, что ты там разведал в <text:span text:style-name="T29">Большом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9"><text:span text:style-name="T11">– </text:span>А кто тогда насылал на нас этих уродов с рисованными рожами? Кто пытался убить меня раз за разом?</text:p>
      <text:p text:style-name="P119">У драконикуса глаза полезли на лоб.</text:p>
      <text:p text:style-name="P119"><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9">Я задумался. Драконикус, похоже, говорил искренне. Но кто тогда всё это время играл с нами, <text:span text:style-name="T29">словно кот с мышью</text:span>?</text:p>
      <text:p text:style-name="P119"><text:span text:style-name="T11">– </text:span>Анон! <text:span text:style-name="T11">– </text:span>крикнула Эпплджек из прихожей. <text:span text:style-name="T11">– </text:span>Я слышу шум за дверью!</text:p>
      <text:p text:style-name="P119">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text:soft-page-break/></text:p>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19"><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19">Дверь содрогнулась от мощного удара. Послышался стук падающей штукатурки. Я сломя голову бросился за девушками.</text:p>
      <text:p text:style-name="P119">– Развяжи меня, кретин!!! – гаркнул вдогонку Дискорд.</text:p>
      <text:p text:style-name="P11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text:p>
      <text:p text:style-name="P11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9">Верёвка в кухонном окне дёргалась под весом карабкающихся девушек. Я словил её и стал на подоконник.</text:p>
      <text:p text:style-name="P119">Блё-о-о!</text:p>
      <text:p text:style-name="P119">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9">Я задрал голову.</text:p>
      <text:p text:style-name="P119">О! Так уже легче! Надо мной всего лишь два этажа. Десять метров верёвки. Если не смотреть вниз, то…</text:p>
      <text:p text:style-name="P121">«…<text:span text:style-name="T29">Будь храбр. Будь стоек. Будь силён. Что бы ни случилось, помни: Эквестрия с тобой. Эквестрия в тебе. Навсегда. И всегда…»</text:span></text:p>
      <text:p text:style-name="P119">Я вытер ладони о штаны, ухватил канат и сделал шаг вперёд… </text:p>
      <text:p text:style-name="P119">…</text:p>
      <text:p text:style-name="P119">Святые яйца, Анон, ты действительно сделал ЭТО!</text:p>
      <text:p text:style-name="P119">…</text:p>
      <text:p text:style-name="P11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9">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text:soft-page-break/>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Селестия милосердная!!!</text:p>
      <text:p text:style-name="P11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появилась над бортиком и свесила вниз руку. Эпплджек вытянулась и протянула ей ноутбук одной рукой.</text:p>
      <text:p text:style-name="P119">НЕТ! У них не получилось!</text:p>
      <text:p text:style-name="P119">У меня враз вспотели ладони. Держаться на верёвке стало чертовски трудно.</text:p>
      <text:p text:style-name="P11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9">Этот самоубийственный поступок фермерши я могу объяснить только полным отсутствием у неё опыта лазания по канатам.</text:p>
      <text:p text:style-name="P119">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9">Бляблябляблябля!!!</text:p>
      <text:p text:style-name="P119">ДА НУ ЕГО НАХУЙ — ТАКОЙ АЛЬПИНИЗМ!!!</text:p>
      <text:p text:style-name="P119">БЛЯ!!!…</text:p>
      <text:p text:style-name="P119">Верёвка закончилась. Наконец-то у меня появилось время для паники. Я судорожно обнял Эпплджек, закрыл глаза и приготовился…</text:p>
      <text:p text:style-name="P119"/>
      <text:p text:style-name="P119">…</text:p>
      <text:p text:style-name="P119"/>
      <text:p text:style-name="P119">Захват поперёк груди и сильный рывок выдавили из меня остатки дыхания.</text:p>
      <text:p text:style-name="P119">– ОТПУСТИ КОБЫЛУ!!! – загрохотало мне в ухо.</text:p>
      <text:p text:style-name="P119">Я открыл глаза.</text:p>
      <text:p text:style-name="P119">Перед носом плавными рывками уходили вниз окна этажей. Порывы вихрей от взмахов <text:span text:style-name="T29">разномастных</text:span> крыльев трепали волосы и выдавливали слёзы из глаз. Тупая боль гнездилась в сожжёных верёвкой суставах.</text:p>
      <text:p text:style-name="P119"><text:soft-page-break/>Я чуть поднял глаза и уставился в кривую морду драконикуса.</text:p>
      <text:p text:style-name="P119">– Отпусти Эпплджек. Я её держу. – повторил Дискорд. – Мне сбалансироваться надо. Вы не такие уж и лёгкие.</text:p>
      <text:p text:style-name="P119">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9"/>
      <text:p text:style-name="P119">…</text:p>
      <text:p text:style-name="P119"/>
      <text:p text:style-name="P119">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9">– эмм… Флатти, дорогая, нам пора. Я слышу шаги на лестнице. Не говоря уже о том, что до закрытия коридора осталось семь минут…</text:p>
      <text:p text:style-name="P119"/>
      <text:p text:style-name="P119">На длинной шее драконикус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19"><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9">…ограда края крыши промелькнула под нами…</text:p>
      <text:p text:style-name="P119"><text:span text:style-name="T11">– …</text:span>собственно, на дольше у меня не хватит магии…</text:p>
      <text:p text:style-name="P119"/>
      <text:p text:style-name="P119">Мы летели навстречу закату.</text:p>
      <text:p text:style-name="P119"/>
      <text:p text:style-name="P119">…</text:p>
      <text:p text:style-name="P119"/>
      <text:p text:style-name="P119">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9"><text:span text:style-name="T11">– </text:span>Ю-ху-у-у!!!</text:p>
      <text:p text:style-name="P11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9">Перед нами увеличивалась громада моей высотки.</text:p>
      <text:p text:style-name="P119">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9">– Пристегните ремни! – проревел Дискорд, резко ускоряясь. – Будет весело!!!</text:p>
      <text:p text:style-name="P119">Эпплджек покрепче прижала к себе ноутбук. Флаттершай закрыла глаза и отвернулась.</text:p>
      <text:p text:style-name="P119">– ВНИМАНИЕ!!! – заорал Дискорд, сложил крылья и влетел в коридор.</text:p>
      <text:p text:style-name="P119"><text:soft-page-break/></text:p>
      <text:p text:style-name="P120">***</text:p>
      <text:p text:style-name="P120"/>
      <text:p text:style-name="P119">Бля!!!</text:p>
      <text:h text:style-name="Heading_20_2" text:outline-level="2"/>
      <text:h text:style-name="Heading_20_2" text:outline-level="2"><text:span text:style-name="T1">30</text:span>. Разговор за столиком в <text:span text:style-name="T1">ночи</text:span></text:h>
      <text:p text:style-name="First_20_line_20_indent"><text:span text:style-name="T11">&lt;</text:span><text:span text:style-name="T54">Queen – Flash</text:span><text:span text:style-name="T11">&gt;</text:span></text:p>
      <text:p text:style-name="P132">Мы почти успели.</text:p>
      <text:p text:style-name="P12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8">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8">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8">«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8">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8">ХА-ХА-ХА!</text:p>
      <text:p text:style-name="P128">Прямо как сейчас. Как говорится, найди десять отличий.</text:p>
      <text:p text:style-name="P128">Вот только… Только Дэш была бы жива…</text:p>
      <text:p text:style-name="P131">Я тяжело вздохнул.</text:p>
      <text:p text:style-name="P131"/>
      <text:p text:style-name="P131">…</text:p>
      <text:p text:style-name="P131"/>
      <text:p text:style-name="P131">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8"><text:soft-page-break/>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6"/>
      <text:p text:style-name="P59">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text:soft-page-break/></text:p>
      <text:p text:style-name="P38">Бля! Вот так всегда!</text:p>
      <text:p text:style-name="P38">Я вздохнул.</text:p>
      <text:p text:style-name="P38"/>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text:soft-page-break/>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9">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99">Анакорн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 пожаловался я.</text:p>
      <text:p text:style-name="P102">Анакорн только развёл копытами.</text:p>
      <text:p text:style-name="P102">– Не знаю. Может, ему фунты и ярды больше нравятся. </text:p>
      <text:p text:style-name="P102"><text:soft-page-break/>–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2"/>
      <text:p text:style-name="P99">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102"/>
      <text:p text:style-name="P9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9"/>
      <text:p text:style-name="P99">Анакорн мрачно уставился на мерцающую голограмму Эквуса<text:span text:style-name="T29">. Ко мне наконец-то пришло понимание ситуации.</text:span></text:p>
      <text:p text:style-name="P106">– А почему ты сам не можешь поддерживать Эквус? Ты же его демиург? Ну так и питай его своей созидающей силой, пока он не окрепнет!</text:p>
      <text:p text:style-name="P99">Анакорн смутился.</text:p>
      <text:p text:style-name="P99"><text:span text:style-name="T45">– К сожалению, не </text:span><text:span text:style-name="T49">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14" text:note-class="footnote"><text:note-citation>14</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45"> </text:span>И создали вы его достаточно топорно — видишь, он трещит по швам.</text:p>
      <text:p text:style-name="P99">– Хмм. То есть, это брони создали Эквус?</text:p>
      <text:p text:style-name="P99">– Да. Грубо говоря, вы его придумали. Влили в него столько фантазии, что он реализовался. Вообще, <text:span text:style-name="T48">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9">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9"><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99">Я вспомнил события последнего времени<text:span text:style-name="T11">.</text:span></text:p>
      <text:p text:style-name="P99"><text:soft-page-break/>–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9">Анакорн с такой силой сжал магическим захватом карандаш, что тот хрустнул.</text:p>
      <text:p text:style-name="P9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9">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99"><text:span text:style-name="T45">–</text:span><text:span text:style-name="T29">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6">–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99"><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9"><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 ЧТООО?!! Может, ты думаешь, мне больше заняться нечем, как лепить пони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text:soft-page-break/>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значительно снизился и сама она стала светиться ровным голубоватым светом.</text:p>
      <text:p text:style-name="P10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6">Я опять задумался. В голове было пусто.</text:p>
      <text:p text:style-name="P106">– Почему бы не оставить самую главную? Ту, что описана в мультике?</text:p>
      <text:p text:style-name="P106">– И<text:span text:style-name="T50">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7">—</text:span><text:span text:style-name="T50"> точнее, дерево схожих миров Эквуса </text:span><text:span text:style-name="T57">—</text:span><text:span text:style-name="T50"> создали брони. Разумеется, стержнем им послужил именно сериал, но каждый фанфик </text:span><text:span text:style-name="T57">—</text:span><text:span text:style-name="T50">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7"/>
      <text:p text:style-name="P106">Я подумал. Потом ещё раз подумал. Что скажет любой программист, предложи ему соединить несколько несовместимых объектов?</text:p>
      <text:p text:style-name="P107"/>
      <text:p text:style-name="P10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7"/>
      <text:p text:style-name="P106">Анакорн аж подпрыгнул на месте от восторга и стал мне аплодировать.</text:p>
      <text:p text:style-name="P106"/>
      <text:p text:style-name="P125">Как их совместить?</text:p>
      <text:p text:style-name="P114">твоя Эквестрия и моя, были рождены из Предначального Хаоса, оставшегося от царствования Дискорда. Оба непостоянны, изменчивы. </text:p>
      <text:p text:style-name="P106"/>
      <text:p text:style-name="P115">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6"/>
      <text:p text:style-name="P137"/>
      <text:p text:style-name="P106"><text:span text:style-name="T50">– Наконец-то я вижу свет в конце тоннеля! Как это не пришло мне в голову! Ты всё отлично увязал! Всё сходится! Более того </text:span><text:span text:style-name="T57">—</text:span><text:span text:style-name="T50"> Анакорн заговорщически подмигнул мне </text:span><text:span text:style-name="T57">—</text:span><text:span text:style-name="T50">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7">— и первой реальной историей в объединённой эквестрийской реальности</text:span><text:span text:style-name="T50">!</text:span></text:p>
      <text:p text:style-name="P107"><text:soft-page-break/>Я подозрительно посмотрел на Анакорна.</text:p>
      <text:p text:style-name="P106"><text:span text:style-name="T17">– </text:span><text:span text:style-name="T50">Какой ещё, нафиг, «мой фанфик»? Я никакого фанфика не писал. И не собираюсь.</text:span></text:p>
      <text:p text:style-name="P107">Анакорн ехидно ухмыльнулся и сделал мне «глазки».</text:p>
      <text:p text:style-name="P106"><text:span text:style-name="T17">– </text:span><text:span text:style-name="T50">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7"/>
      <text:p text:style-name="P107">Я растерялся.</text:p>
      <text:p text:style-name="P106"><text:span text:style-name="T11">– </text:span>Эээ… Тут я тебе точно не помощник. Никогда не писал ничего сложнее технической документации к программам.</text:p>
      <text:p text:style-name="P106"><text:span text:style-name="T11">– </text:span>Пиши, как есть. <text:span text:style-name="T11">– </text:span>развёл копытами Анакорн. <text:span text:style-name="T11">– </text:span>Авось сгодится. Я писать точно не буду <text:span text:style-name="T57">— ты меня с кьютимарками уже пригрузил на ближайшие тысячи лет.</text:span></text:p>
      <text:p text:style-name="P106">…</text:p>
      <text:p text:style-name="P106">Факн щит<text:note text:id="ftn15" text:note-class="footnote"><text:note-citation>15</text:note-citation><text:note-body><text:p text:style-name="P138">Fucking shit — <text:span text:style-name="T1">ёбаное дерьмо</text:span></text:p></text:note-body></text:note>!..</text:p>
      <text:p text:style-name="P106">…</text:p>
      <text:p text:style-name="P106">Ну а что мне остаётся? Я фейспамнул.</text:p>
      <text:p text:style-name="P106"/>
      <text:p text:style-name="P106"><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6"/>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99">–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9"><text:soft-page-break/>–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к себе обратно проходил?</text:p>
      <text:p text:style-name="P99">–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9">Так вот, возвращать тебя обратно в твой мир я не буду.</text:p>
      <text:p text:style-name="P99"/>
      <text:p text:style-name="P99">Я непонимающе хлопал глазами.</text:p>
      <text:p text:style-name="P99"/>
      <text:p text:style-name="P99">–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9">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9">–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9">–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9">Теперь — об оплате.</text:p>
      <text:p text:style-name="P99"/>
      <text:p text:style-name="P99">Анакорн наклонился ко мне через стол и подмигнул.</text:p>
      <text:p text:style-name="P99"/>
      <text:p text:style-name="P99">– Проси, чего хочешь!</text:p>
      <text:p text:style-name="P99"/>
      <text:p text:style-name="P99">Пока я думал, демиург мурлыкал себе под нос в эйфории: «Да! В такие моменты ощущаешь себя богом! Я крут! Ха-ха!»</text:p>
      <text:p text:style-name="P99"/>
      <text:p text:style-name="P99">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9">Ради этого написать фанфик — очень малая цена. Совсем ничтожная.</text:p>
      <text:p text:style-name="P106"/>
      <text:p text:style-name="P106">– Верни Дэш!!!</text:p>
      <text:p text:style-name="P106"/>
      <text:p text:style-name="P106">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text:soft-page-break/>–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 Другое просить не будешь? – сухо переспросил Анакорн. – Учти, время уходит. То, что я вижу,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Анакорн скривился и отвёл глаза.</text:p>
      <text:p text:style-name="P106">– Какая?</text:p>
      <text:p text:style-name="P10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7">— </text:span>тебя никогда и не будет! Мне очень жаль. Тебе ещё не поздно выбрать что-нибудь другое.</text:p>
      <text:p text:style-name="P106">Я вздохнул. Слишком много философии на мою голову!</text:p>
      <text:p text:style-name="P106">– Делай, как я сказал! А я сделаю своё.</text:p>
      <text:p text:style-name="P106"/>
      <text:p text:style-name="P99">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9">– Ты ещё увидишь пару-тройку снов на прощание. Это мой подарок тебе. Удачи!</text:p>
      <text:p text:style-name="P99"/>
      <text:p text:style-name="P100">***</text:p>
      <text:p text:style-name="P107">&lt;<text:span text:style-name="T74">Roger Waters — What God Wants</text:span>&gt;</text:p>
      <text:p text:style-name="P107">– Здравствуй, Анон. – Селестия стояла передо мной без привычных взгляду властных регалий. – Я хочу поблагодарить тебя за всё.</text:p>
      <text:p text:style-name="P107">– Привет, Сел. Я рад, что с тобой всё в порядке.</text:p>
      <text:p text:style-name="P107">Аликорница нерешительно стояла передо мной в сияющем ореоле гривы. Потом она сделала шаг навстречу.</text:p>
      <text:p text:style-name="P107">–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7">Я устало рассмеялся.</text:p>
      <text:p text:style-name="P107">– Сел, я завязал с конеёбством. Извини.</text:p>
      <text:p text:style-name="P107"><text:soft-page-break/>– В другое время, в другом месте, Анон! В другое время, в другом месте!</text:p>
      <text:p text:style-name="P107"/>
      <text:p text:style-name="P108">***</text:p>
      <text:p text:style-name="P110"/>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text:p>
      <text:p text:style-name="P103">–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9"/>
      <text:p text:style-name="P112">***</text:p>
      <text:p text:style-name="P111"/>
      <text:p text:style-name="P103">– Думал от меня в другой реальности спрятаться?!</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9"/>
      <text:p text:style-name="P104">***</text:p>
      <text:p text:style-name="P99"/>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8"><text:span text:style-name="T33">– Я в порядке. Вот, возвращаюсь </text:span>в свой мир. Ну, не совсем <text:span text:style-name="T1">в свой</text:span>. Почти.</text:p>
      <text:p text:style-name="P98"><text:span text:style-name="T1">–</text:span> Навсегда?</text:p>
      <text:p text:style-name="P98"><text:span text:style-name="T1">–</text:span> Скорее всего, да.</text:p>
      <text:p text:style-name="P98"><text:span text:style-name="T1">–</text:span> Это плохо. <text:span text:style-name="T1">Я хотела тебе сказать</text:span>…</text:p>
      <text:p text:style-name="P98"><text:span text:style-name="T1">–</text:span> Не надо, Дэш. Не стоит. Мне очень жаль.</text:p>
      <text:p text:style-name="P9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98"><text:soft-page-break/><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8"><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8"><text:span text:style-name="T1">–</text:span> И тебя, и Твайлайт, и <text:span text:style-name="T1">Пинки</text:span>, и Селестию, и всех-всех-всех… Таковы правила.</text:p>
      <text:p text:style-name="P98"><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8">Я опустил руку на шею Дэш и ощутил теплоту и лёгкое покалывание в пустоте.</text:p>
      <text:p text:style-name="P98"><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text:p>
      <text:p text:style-name="P98">Я всё ещё помню…</text:p>
      <text:p text:style-name="P53"/>
      <text:h text:style-name="Heading_20_2" text:outline-level="2">Эпилог. Земля</text:h>
      <text:p text:style-name="P113">&lt;<text:span text:style-name="T53">Daft Punk – Get Lucky</text:span>&gt;</text:p>
      <text:p text:style-name="P118">Звон будильника чуть не проломил башку. Я открыл глаза. </text:p>
      <text:p text:style-name="P118"><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8"><text:span text:style-name="T1">Я нашарил ногами тапки и пошёл в ванную. Проходя мимо стола, зацепился взглядом за</text:span> эскиз <text:span text:style-name="T1">рисунка</text:span>.&lt;<text:span text:style-name="T74">эскиз первого рисунка – Сел ложит рог Анону на плечо</text:span>&gt;</text:p>
      <text:p text:style-name="P1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7">Хоть абзац напишу! Уже хоть какой-то крохотный шажок, с которого можно будет начать. Как там у Лао-Цзы? Дорога в тысячу ли начинается-бла-бла-бля!</text:p>
      <text:p text:style-name="P117">Попытка притронуться щёткой к зубу вызвала ноющую боль. </text:p>
      <text:p text:style-name="P11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7">Доставая из стола ключи от машины, опять наткнулся взглядом на эскиз.</text:p>
      <text:p text:style-name="P11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7"><text:soft-page-break/>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7-22T11:31:33.99</dc:date>
    <meta:editing-duration>P142DT11H42M45S</meta:editing-duration>
    <meta:editing-cycles>8828</meta:editing-cycles>
    <meta:generator>OpenOffice/4.1.1$Win32 OpenOffice.org_project/411m6$Build-9775</meta:generator>
    <dc:creator>макс </dc:creator>
    <meta:document-statistic meta:table-count="0" meta:image-count="0" meta:object-count="0" meta:page-count="224" meta:paragraph-count="4693" meta:word-count="103806" meta:character-count="659745"/>
  </office:meta>
</office:document-meta>
</file>